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e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setI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setClass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addElement( org . apache . ecs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getTitle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Fieldset( org . apache . ecs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Fiel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eldse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setXml_la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setTitleAtt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et.getXml_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Fieldse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.addElement( String hashcode , org . apache . ecs .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